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7.66pt"/>
    </style:style>
    <style:style style:name="co4" style:family="table-column">
      <style:table-column-properties fo:break-before="auto" style:column-width="98.96pt"/>
    </style:style>
    <style:style style:name="co5" style:family="table-column">
      <style:table-column-properties fo:break-before="auto" style:column-width="162.31pt"/>
    </style:style>
    <style:style style:name="co6" style:family="table-column">
      <style:table-column-properties fo:break-before="auto" style:column-width="122.09pt"/>
    </style:style>
    <style:style style:name="co7" style:family="table-column">
      <style:table-column-properties fo:break-before="auto" style:column-width="135.24pt"/>
    </style:style>
    <style:style style:name="co8" style:family="table-column">
      <style:table-column-properties fo:break-before="auto" style:column-width="197.89pt"/>
    </style:style>
    <style:style style:name="co9" style:family="table-column">
      <style:table-column-properties fo:break-before="auto" style:column-width="159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1 credit in $</text:p>
          </table:table-cell>
          <table:table-cell/>
          <table:table-cell office:value-type="string" calcext:value-type="string">
            <text:p>Base costs (100k) in $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Operations</text:p>
          </table:table-cell>
          <table:table-cell office:value-type="string" calcext:value-type="string">
            <text:p>needed</text:p>
          </table:table-cell>
          <table:table-cell office:value-type="string" calcext:value-type="string">
            <text:p>cost in $ per 100k</text:p>
          </table:table-cell>
          <table:table-cell office:value-type="string" calcext:value-type="string">
            <text:p>given cost in credit</text:p>
          </table:table-cell>
          <table:table-cell office:value-type="string" calcext:value-type="string">
            <text:p>income for 100k</text:p>
          </table:table-cell>
          <table:table-cell office:value-type="string" calcext:value-type="string">
            <text:p>profit from 100k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/>
          <table:table-cell office:value-type="string" calcext:value-type="string">
            <text:p>DB Read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db.read</text:p>
          </table:table-cell>
          <table:table-cell office:value-type="string" calcext:value-type="string">
            <text:p>read + billing</text:p>
          </table:table-cell>
          <table:table-cell table:formula="of:=[.H5]+[.D2]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$A$7]*[.I2]" office:value-type="float" office:value="2" calcext:value-type="float">
            <text:p>2</text:p>
          </table:table-cell>
          <table:table-cell table:formula="of:=[.J2]-[.H2]" office:value-type="float" office:value="1.7" calcext:value-type="float">
            <text:p>1.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B Write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string" calcext:value-type="string">
            <text:p>db.write</text:p>
          </table:table-cell>
          <table:table-cell office:value-type="string" calcext:value-type="string">
            <text:p>write + billing</text:p>
          </table:table-cell>
          <table:table-cell table:formula="of:=[.H5]+[.D3]" office:value-type="float" office:value="0.42" calcext:value-type="float">
            <text:p>0.42</text:p>
          </table:table-cell>
          <table:table-cell office:value-type="float" office:value="2" calcext:value-type="float">
            <text:p>2</text:p>
          </table:table-cell>
          <table:table-cell table:formula="of:=[.$A$7]*[.I3]" office:value-type="float" office:value="4" calcext:value-type="float">
            <text:p>4</text:p>
          </table:table-cell>
          <table:table-cell table:formula="of:=[.J3]-[.H3]" office:value-type="float" office:value="3.58" calcext:value-type="float">
            <text:p>3.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oke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invoke</text:p>
          </table:table-cell>
          <table:table-cell office:value-type="string" calcext:value-type="string">
            <text:p>2x read + invoke + billing</text:p>
          </table:table-cell>
          <table:table-cell table:formula="of:=[.D4]+2*[.D2]+[.H5]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[.$A$7]*[.I4]" office:value-type="float" office:value="2" calcext:value-type="float">
            <text:p>2</text:p>
          </table:table-cell>
          <table:table-cell table:formula="of:=[.J4]-[.H4]" office:value-type="float" office:value="1.6" calcext:value-type="float">
            <text:p>1.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illing</text:p>
          </table:table-cell>
          <table:table-cell office:value-type="string" calcext:value-type="string">
            <text:p>write + read</text:p>
          </table:table-cell>
          <table:table-cell table:formula="of:=[.D2]+[.D3]"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k credits in $:</text:p>
          </table:table-cell>
          <table:table-cell table:number-columns-repeated="10"/>
        </table:table-row>
        <table:table-row table:style-name="ro1">
          <table:table-cell table:formula="of:=[.A2]*10000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For 1$</text:p>
          </table:table-cell>
          <table:table-cell office:value-type="string" calcext:value-type="string">
            <text:p>For 5$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eads</text:p>
          </table:table-cell>
          <table:table-cell table:formula="of:=1/[.$A$2]*[.I2]" office:value-type="float" office:value="50000" calcext:value-type="float">
            <text:p>50000</text:p>
          </table:table-cell>
          <table:table-cell table:formula="of:=5/[.$A$2]*[.I2]" office:value-type="float" office:value="250000" calcext:value-type="float">
            <text:p>2500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writes</text:p>
          </table:table-cell>
          <table:table-cell table:formula="of:=1/[.$A$2]*[.I3]" office:value-type="float" office:value="100000" calcext:value-type="float">
            <text:p>100000</text:p>
          </table:table-cell>
          <table:table-cell table:formula="of:=5/[.$A$2]/[.I3]" office:value-type="float" office:value="125000" calcext:value-type="float">
            <text:p>1250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vokes</text:p>
          </table:table-cell>
          <table:table-cell table:formula="of:=1/[.$A$2]*[.I4]" office:value-type="float" office:value="50000" calcext:value-type="float">
            <text:p>50000</text:p>
          </table:table-cell>
          <table:table-cell table:formula="of:=5/[.$A$2]*[.I4]" office:value-type="float" office:value="250000" calcext:value-type="float">
            <text:p>250000</text:p>
          </table:table-cell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cost of free credits: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table:formula="of:=([.$H$4]/100000)*[.F16]" office:value-type="float" office:value="0.004" calcext:value-type="float">
            <text:p>0.00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000" calcext:value-type="float">
            <text:p>5000</text:p>
          </table:table-cell>
          <table:table-cell table:formula="of:=([.$H$4]/100000)*[.F17]"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0000" calcext:value-type="float">
            <text:p>10000</text:p>
          </table:table-cell>
          <table:table-cell table:formula="of:=([.$H$4]/100000)*[.F18]"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$H$4]/100000)*[.F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$H$4]/100000)*[.F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$H$4]/100000)*[.F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$H$4]/100000)*[.F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$H$4]/100000)*[.F2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$H$4]/100000)*[.F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$H$4]/100000)*[.F2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$H$4]/100000)*[.F26]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profit made on $1:</text:p>
          </table:table-cell>
          <table:table-cell/>
          <table:table-cell office:value-type="string" calcext:value-type="string">
            <text:p>cost for a free user</text:p>
          </table:table-cell>
          <table:table-cell office:value-type="string" calcext:value-type="string">
            <text:p>needed: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cost:</text:p>
          </table:table-cell>
          <table:table-cell table:formula="of:=[.G10]*[.H4]/100000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fit:</text:p>
          </table:table-cell>
          <table:table-cell table:formula="of:=1-[.G31]"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  <table:table-cell table:formula="of:=[.H32]/[.G32]" office:value-type="float" office:value="0.025" calcext:value-type="float">
            <text:p>0.0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01:31:21.447034523</meta:creation-date>
    <dc:date>2019-03-19T02:12:40.361403493</dc:date>
    <meta:editing-duration>PT30M48S</meta:editing-duration>
    <meta:editing-cycles>4</meta:editing-cycles>
    <meta:generator>LibreOffice/6.2.1.2$Linux_X86_64 LibreOffice_project/20$Build-2</meta:generator>
    <meta:document-statistic meta:table-count="1" meta:cell-count="74" meta:object-count="0"/>
  </office:meta>
</office:document-meta>
</file>